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41d0" officeooo:paragraph-rsid="000941d0"/>
    </style:style>
    <style:style style:name="P2" style:family="paragraph" style:parent-style-name="Standard">
      <style:paragraph-properties fo:text-align="justify" style:justify-single-word="false"/>
      <style:text-properties officeooo:rsid="000941d0" officeooo:paragraph-rsid="000941d0"/>
    </style:style>
    <style:style style:name="P3" style:family="paragraph" style:parent-style-name="Standard">
      <style:paragraph-properties fo:text-align="justify" style:justify-single-word="false"/>
      <style:text-properties officeooo:rsid="000c7db0" officeooo:paragraph-rsid="000c7db0"/>
    </style:style>
    <style:style style:name="P4" style:family="paragraph" style:parent-style-name="Standard">
      <style:paragraph-properties fo:text-align="justify" style:justify-single-word="false"/>
      <style:text-properties officeooo:rsid="000fe0ef" officeooo:paragraph-rsid="000fe0ef"/>
    </style:style>
    <style:style style:name="P5" style:family="paragraph" style:parent-style-name="Standard">
      <style:paragraph-properties fo:text-align="justify" style:justify-single-word="false"/>
      <style:text-properties officeooo:rsid="00119dc7" officeooo:paragraph-rsid="00119dc7"/>
    </style:style>
    <style:style style:name="P6" style:family="paragraph" style:parent-style-name="Standard">
      <style:paragraph-properties fo:text-align="justify" style:justify-single-word="false"/>
      <style:text-properties officeooo:rsid="0011e11f" officeooo:paragraph-rsid="0011e11f"/>
    </style:style>
    <style:style style:name="P7" style:family="paragraph" style:parent-style-name="Standard">
      <style:paragraph-properties fo:text-align="justify" style:justify-single-word="false"/>
      <style:text-properties officeooo:rsid="00143528" officeooo:paragraph-rsid="00143528"/>
    </style:style>
    <style:style style:name="P8" style:family="paragraph" style:parent-style-name="Standard">
      <style:paragraph-properties fo:text-align="justify" style:justify-single-word="false"/>
      <style:text-properties officeooo:rsid="00158332" officeooo:paragraph-rsid="00158332"/>
    </style:style>
    <style:style style:name="P9" style:family="paragraph" style:parent-style-name="Standard">
      <style:paragraph-properties fo:text-align="justify" style:justify-single-word="false"/>
      <style:text-properties officeooo:rsid="0017257f" officeooo:paragraph-rsid="0017257f"/>
    </style:style>
    <style:style style:name="P10" style:family="paragraph" style:parent-style-name="Standard">
      <style:paragraph-properties fo:text-align="justify" style:justify-single-word="false"/>
      <style:text-properties officeooo:rsid="001729b4" officeooo:paragraph-rsid="001729b4"/>
    </style:style>
    <style:style style:name="P11" style:family="paragraph" style:parent-style-name="Standard">
      <style:paragraph-properties fo:text-align="justify" style:justify-single-word="false"/>
      <style:text-properties officeooo:rsid="0018b673" officeooo:paragraph-rsid="0018b673"/>
    </style:style>
    <style:style style:name="P12" style:family="paragraph" style:parent-style-name="Standard">
      <style:paragraph-properties fo:text-align="justify" style:justify-single-word="false"/>
      <style:text-properties officeooo:rsid="001908f2" officeooo:paragraph-rsid="001908f2"/>
    </style:style>
    <style:style style:name="P13" style:family="paragraph" style:parent-style-name="Standard">
      <style:paragraph-properties fo:text-align="justify" style:justify-single-word="false"/>
      <style:text-properties officeooo:rsid="001abc51" officeooo:paragraph-rsid="001abc51"/>
    </style:style>
    <style:style style:name="P14" style:family="paragraph" style:parent-style-name="Standard">
      <style:paragraph-properties fo:text-align="justify" style:justify-single-word="false"/>
      <style:text-properties officeooo:rsid="001b4c7e" officeooo:paragraph-rsid="001b4c7e"/>
    </style:style>
    <style:style style:name="T1" style:family="text">
      <style:text-properties officeooo:rsid="000b24d3"/>
    </style:style>
    <style:style style:name="T2" style:family="text">
      <style:text-properties officeooo:rsid="000d8806"/>
    </style:style>
    <style:style style:name="T3" style:family="text">
      <style:text-properties officeooo:rsid="000e7624"/>
    </style:style>
    <style:style style:name="T4" style:family="text">
      <style:text-properties officeooo:rsid="00119d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 FINAL »</text:p>
      <text:p text:style-name="P2"/>
      <text:p text:style-name="P2">Au vue de mon passé, j’ai choisis de partir sur une application d’interpretation comptable.</text:p>
      <text:p text:style-name="P2">Ce projet s’apelle compta-bot .</text:p>
      <text:p text:style-name="P2"/>
      <text:p text:style-name="P2">Il a pour objectif <text:span text:style-name="T1">de traitée des données et les traduires en comptabilités.</text:span></text:p>
      <text:p text:style-name="P2"/>
      <text:p text:style-name="P3">Le projets à besoin d’u<text:span text:style-name="T2">ne interface de saisie utilisateur, </text:span><text:span text:style-name="T3">d’une base de données comptable, d’un stockage des saises utilisateurs.</text:span></text:p>
      <text:p text:style-name="P3"/>
      <text:p text:style-name="P4">Pour utiliser un livrable, il faut à minimum utiliser Flask.</text:p>
      <text:p text:style-name="P4"/>
      <text:p text:style-name="P4">Pour la conservation des données, une base de données SQL ou NOSQL.</text:p>
      <text:p text:style-name="P4"/>
      <text:p text:style-name="P4">L’assignation d’une image à une base de donnée m’a permis de retenir le SQL.</text:p>
      <text:p text:style-name="P4"/>
      <text:p text:style-name="P4"/>
      <text:p text:style-name="P7">WEEK 1 : </text:p>
      <text:p text:style-name="P7"/>
      <text:p text:style-name="P4">J’ai donc crée un formulaire de saisie adaptée au donnée que je souhaitais idealement recolté sans être trop lourd, l’avantage et que certaines peuvent rester vide car elle s’adresseront à des particuliers qui n’ont pas le formalisme d’expert.</text:p>
      <text:p text:style-name="P4"><text:line-break/><text:span text:style-name="T4">Ce formulaire dispose de champs spécifique pour eviter de taper n’importe quoi.</text:span></text:p>
      <text:p text:style-name="P4"/>
      <text:p text:style-name="P5">Une fonction d’image à bien était ajouter, en n’ajoutant pas le fichier en lui meme directement dans la base de données, qui ralentirais le temps des requètes.</text:p>
      <text:p text:style-name="P5"/>
      <text:p text:style-name="P5">L’enregistrement des données se passe comme prévue en base de données, des soucis esthétiques et de paufinages, notament sur la prévisualisation de l’image reste à faire.</text:p>
      <text:p text:style-name="P5"/>
      <text:p text:style-name="P5">Le prévisualisation d’image étant basée sur du JAVA je reviendrais dessus si le temps le permet.</text:p>
      <text:p text:style-name="P6">Cependant je devrais prevoir un outils qui rename les fichiers dans l’input au cas ou l’utilisateurs ne prendrait pas le temps de leurs données des noms uniques.</text:p>
      <text:p text:style-name="P5"/>
      <text:p text:style-name="P7">WEEK 2 :</text:p>
      <text:p text:style-name="P7"/>
      <text:p text:style-name="P7">J’ai crée des multiples fonctions, beaucoup n’ont pas atteints leurs objectifs et n’ont meme pas était commite.</text:p>
      <text:p text:style-name="P7"/>
      <text:p text:style-name="P7">Parmis les problèmes rencontrer il y a eu des problèmes sur les connections et les lectures directes dans la base de données MONGO.</text:p>
      <text:p text:style-name="P7"/>
      <text:p text:style-name="P7">Par exemple x[1][1] pour un dictionnaire ne fonctionne pas, cependant le x[1][‘Nom de la clé’],</text:p>
      <text:p text:style-name="P7"/>
      <text:p text:style-name="P7">Je n’ai pas encore su attaquer le machine learning car au vue de l’avancement de nombreux problème sont apparu.</text:p>
      <text:p text:style-name="P7"><text:line-break/>Le format des factures, leurs disponibilités vu que celle-ci ne sont pas libre de droit, et le fait que de nombreuses « fausses » sont ressortie par rapport au fournisseur sur des repertoires de plaintes « scam » m’empeche de scrapper google car les fichiers ne serait pas « sure » en plus d’etre en zone grise.</text:p>
      <text:p text:style-name="P7"><text:soft-page-break/>Un second problème c’est soulever meme si je recuperais les fichiers, l’entrainement serais sur adaptés a une seule situation et type de factures, ce qui rend l’utilité contestable.</text:p>
      <text:p text:style-name="P7"/>
      <text:p text:style-name="P7">J’ai donc essayer de partir sur les métas données et l’extraction de donnée brute de texte par des photos et des PDF.</text:p>
      <text:p text:style-name="P7"/>
      <text:p text:style-name="P7">J’ai essentiellement donc appris des connaissances connexes car j’ai compris que ne pourrais pas continuer dans cette hypothèse</text:p>
      <text:p text:style-name="P7"/>
      <text:p text:style-name="P7">Les PDF devrait être idéalement récuperer depuis le fournisseur directement, si il est issue d’un scan, c’est à dire une source « image » et non une traduction de « texte » le format PDF doit déjà reposer sur un bon convertisseur, mais dans la majorité des cas les balises des librairies python PyPDF Hachoir et tout autres ne pourront pas les récuperers.</text:p>
      <text:p text:style-name="P7"/>
      <text:p text:style-name="P7">Concernant les formats images, d’aprés mes résultats j’en ai déduis que la compression des divers sites hébergeant et les divers aleas de gestion des fichiers récuperers, avait des pertes trop élévés pour obtenir une taille compacte.</text:p>
      <text:p text:style-name="P7"/>
      <text:p text:style-name="P7">De plus ce genre de compétence était monaitisé il est très difficile d’obtenir des retours qui n’exige pas une API, et donc qui deleguerais la tache…</text:p>
      <text:p text:style-name="P7"/>
      <text:p text:style-name="P7">En conclusion l’issue des recherche me font pensée que le travail sur des images repose sur des conditions trop spécifiques, que je ne peux atteindre sans base de donnée « pure » en l’état, je reviendrais sur ce processus avec les futures compétences que j’acquierais ou à l’occasion d’une base de donnée fiable ou remplissant les critères m’ayant posée problème.</text:p>
      <text:p text:style-name="P5"/>
      <text:p text:style-name="P8">En l’état actuel, le machine learning devra faire l’objet d’une nouvelle reflexion de ma part, voir un module à part pas forcement un interaction directe avec la base de donnée.</text:p>
      <text:p text:style-name="P9"/>
      <text:p text:style-name="P9">WEEK 3 – 4</text:p>
      <text:p text:style-name="P9"/>
      <text:p text:style-name="P9">Avancée de la semaine, j’ai chercher à crée des index de types textes sur 2 catégories :</text:p>
      <text:p text:style-name="P9"/>
      <text:p text:style-name="P9">- l’objet : pour retrouver rapidement les termes employées</text:p>
      <text:p text:style-name="P9"/>
      <text:p text:style-name="P9">- le tier : pour une reconaissance de certains types de facutres.</text:p>
      <text:p text:style-name="P9"/>
      <text:p text:style-name="P9">MongoDB ne supporte qu’une seule indexation sur le type de champs « texte » les autres sont indexés à la manière de Mongo.</text:p>
      <text:p text:style-name="P9"/>
      <text:p text:style-name="P9">Les recherches fonctionnes, cependant les recherches peuvent être multiples, et toutes les prendres en compte et chronophage au niveau du temps,</text:p>
      <text:p text:style-name="P9"/>
      <text:p text:style-name="P10">une fonction à était conçu pour la recherche de termes clé dans l’idée d’une recherche depuis l’APP dans la base de donnée.</text:p>
      <text:p text:style-name="P10"/>
      <text:p text:style-name="P10">Durant sa création un problème au niveau des classes est apparue, je sais maintenant que le self remonte les autres définitions sans pour autant les appelers.</text:p>
      <text:p text:style-name="P10"/>
      <text:p text:style-name="P11">Les fonctions qui cumule des aggregats de recherche qui peuvent être manquant, ou facultatif rendent la fonction chronophage,</text:p>
      <text:p text:style-name="P11"/>
      <text:p text:style-name="P11"><text:soft-page-break/>Le but de la fonction est de pouvoir restaurer une pièce, cependant l’utilisateur peut ne pas tout connaître mais doit restituer la bonne piece.</text:p>
      <text:p text:style-name="P11"/>
      <text:p text:style-name="P11">Une idée m’a traverser la tête cependant elle serait trop chronophage pour le moment.</text:p>
      <text:p text:style-name="P11"/>
      <text:p text:style-name="P11">Un rendu d’ici la date limite semble toujours possible.</text:p>
      <text:p text:style-name="P11"/>
      <text:p text:style-name="P12">Une nouvelle problématique est survenu, j’ai laissé par defaut de nombreuse liberté à l’utilisateur, sans doute une erreur de ma part.</text:p>
      <text:p text:style-name="P12"/>
      <text:p text:style-name="P12">Je devrais sans doute encadrer la création de fournisseur avec un par defaut de majuscule.</text:p>
      <text:p text:style-name="P12"/>
      <text:p text:style-name="P12">De plus une liberté trop élévé sur les libellés rend complexe la gestion des accents.</text:p>
      <text:p text:style-name="P12"/>
      <text:p text:style-name="P12">Une imputation forcée en miniscule, sans accent, pourrait être la solution,les fonctions recherches appliquerais le meme filtre de saisie pour retrouver plus facilement.</text:p>
      <text:p text:style-name="P12"/>
      <text:p text:style-name="P12">Cette problématique emerge, car mongoDB différencie de nombreux champs, mais n’interprete pas les accents sans regex.</text:p>
      <text:p text:style-name="P12"/>
      <text:p text:style-name="P13">Au vue du temps restant, je pense finalement prendre le temps d’écrire un plan de secours et me consacrée dessus.</text:p>
      <text:p text:style-name="P13"/>
      <text:p text:style-name="P13"/>
      <text:p text:style-name="P14">DERNIER RUSH</text:p>
      <text:p text:style-name="P14"/>
      <text:p text:style-name="P14">Durant cette semaine je me suis consacrée à la création de petite fonction car il devenait hélas évident que la principale fonctionnalité ne pourrait sortir à temps.</text:p>
      <text:p text:style-name="P14"/>
      <text:p text:style-name="P14">Je suis donc partie sur un tableau de bord succint qui précise le résultat d’une entreprise par rapport au données rentrer.</text:p>
      <text:p text:style-name="P14"/>
      <text:p text:style-name="P14">Bien que succint, j’ai hésité entre les méthodes d’obtention, avant d’utiliser une partie de mon code déjà présent pour la fonctionnalité principale.</text:p>
      <text:p text:style-name="P14"/>
      <text:p text:style-name="P14">J’ai voulu partir également sur Tchat Bot, celui ci aurait eu pour objectif de suggérer le plan comptable comme le permet déjà une de mes fonctions qui parcours le fichier excel.</text:p>
      <text:p text:style-name="P14"><text:line-break/>Celui ci aurrait également pu extraire les données de la base de données celon les questions posées.</text:p>
      <text:p text:style-name="P14"/>
      <text:p text:style-name="P14">Cependant … l’idée est la mais la mise en place d’un bot en dehors du cours établis …</text:p>
      <text:p text:style-name="P14"/>
      <text:p text:style-name="P14">c’est une autre histoire un simple bot ne fonctionne pas de la meme manière en console et en html.</text:p>
      <text:p text:style-name="P14"><text:line-break/>Pour obtenir de l’interactivités et les liaisons, le plus judicieux serait une approche Javascript.</text:p>
      <text:p text:style-name="P14"/>
      <text:p text:style-name="P14">J’ai donc replonger dans les divers codes, cependant il semble que cela ne sois pas pour débutant, des codes sont déjà préfait et fonctionne sur un bot déjà prés construit, cela aurait peu d’interet pedagogique d’utiliser le code brut.</text:p>
      <text:p text:style-name="P14"/>
      <text:p text:style-name="P14">Cependant l’utilisation d’un nouveau langage me montre en evidence que j’ai encore beaucoup à apprendre sur la gestion CSS pour l’aspect visuel et la comprehenssion simple de Js.</text:p>
      <text:p text:style-name="P14"><text:soft-page-break/>Ce rapport est en date du 29 Mai date initial de la fin du projet.</text:p>
      <text:p text:style-name="P14">Celui ci est donc loins d’etre finis et n’est pas en état utile bien qu’utilisable sur ses fonctiones primaires.</text:p>
      <text:p text:style-name="P14">Le bot ne fonctionne pas et mon objectif initial n’est pas remplis.</text:p>
      <text:p text:style-name="P14"/>
      <text:p text:style-name="P14">Cependant je relativise en pensant que je suis toujours en apprentissage, malgrés une initiation agile, je cherche à livrer des trop grosses fonctions et il m’a fallu du temps déjà pour les minimisers en python, mais les autres langages sont encore trop obscure.</text:p>
      <text:p text:style-name="P14"/>
      <text:p text:style-name="P14">Les idées sont encore présente, j’espère qu’avec la fin du cursus j’apprendrais d’avantage d’outils qui renfront plus cohérente mes idées sur cette applic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6T11:17:21.403408206</meta:creation-date>
    <dc:date>2020-05-29T16:22:34.753936471</dc:date>
    <meta:editing-duration>PT9H39M13S</meta:editing-duration>
    <meta:editing-cycles>8</meta:editing-cycles>
    <meta:generator>LibreOffice/6.4.4.2$Linux_X86_64 LibreOffice_project/40$Build-2</meta:generator>
    <meta:document-statistic meta:table-count="0" meta:image-count="0" meta:object-count="0" meta:page-count="4" meta:paragraph-count="63" meta:word-count="1315" meta:character-count="7911" meta:non-whitespace-character-count="6653"/>
  </office:meta>
</office:document-meta>
</file>